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0" style:family="paragraph">
      <style:paragraph-properties fo:break-before="page"/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list-style-name="LFO3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Sinespaciado" style:family="paragraph"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16" style:parent-style-name="Normal" style:family="paragraph">
      <style:text-properties fo:language="es" fo:country="ES"/>
    </style:style>
    <style:style style:name="P17" style:parent-style-name="Párrafodelista" style:list-style-name="LFO4" style:family="paragraph">
      <style:paragraph-properties style:vertical-align="auto" fo:margin-bottom="0.1111in" fo:line-height="106%">
        <style:tab-stops/>
      </style:paragraph-properties>
      <style:text-properties fo:language="es" fo:country="ES" fo:hyphenate="true"/>
    </style:style>
    <style:style style:name="P18" style:parent-style-name="Párrafodelista" style:list-style-name="LFO4" style:family="paragraph">
      <style:paragraph-properties style:vertical-align="auto" fo:margin-bottom="0.1111in" fo:line-height="106%">
        <style:tab-stops/>
      </style:paragraph-properties>
      <style:text-properties fo:language="es" fo:country="ES" fo:hyphenate="true"/>
    </style:style>
    <style:style style:name="P19" style:parent-style-name="Párrafodelista" style:list-style-name="LFO4" style:family="paragraph">
      <style:paragraph-properties style:vertical-align="auto" fo:margin-bottom="0.1111in" fo:line-height="106%">
        <style:tab-stops/>
      </style:paragraph-properties>
      <style:text-properties fo:language="es" fo:country="ES" fo:hyphenate="true"/>
    </style:style>
    <style:style style:name="P20" style:parent-style-name="Párrafodelista" style:list-style-name="LFO4" style:family="paragraph">
      <style:paragraph-properties style:vertical-align="auto" fo:margin-bottom="0.1111in" fo:line-height="106%">
        <style:tab-stops/>
      </style:paragraph-properties>
      <style:text-properties fo:language="es" fo:country="ES" fo:hyphenate="true"/>
    </style:style>
    <style:style style:name="P21" style:parent-style-name="Párrafodelista" style:list-style-name="LFO4" style:family="paragraph">
      <style:paragraph-properties style:vertical-align="auto" fo:margin-bottom="0.1111in" fo:line-height="106%">
        <style:tab-stops/>
      </style:paragraph-properties>
      <style:text-properties fo:language="es" fo:country="ES" fo:hyphenate="true"/>
    </style:style>
    <style:style style:name="P22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language-complex="hi" style:country-complex="IN"/>
    </style:style>
    <style:style style:name="P23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4" style:parent-style-name="Sinespaciado" style:family="paragraph">
      <style:text-properties fo:font-weight="bold" style:font-weight-asian="bold"/>
    </style:style>
    <style:style style:name="P25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</office:automatic-styles>
  <office:body>
    <office:text text:use-soft-page-breaks="true">
      <text:p text:style-name="P1"><text:tab/></text:p>
      <text:p text:style-name="P9">Taller Nro 4</text:p>
      <text:p text:style-name="Standard"><text:span text:style-name="T10">Nombre:</text:span></text:p>
      <text:p text:style-name="Standard"><text:span text:style-name="T11">Taller:</text:span><text:s/>Elementos de un diagrama de Clases</text:p>
      <text:p text:style-name="P12">Objetivo:</text:p>
      <text:list text:style-name="LFO3" text:continue-numbering="true">
        <text:list-item>
          <text:p text:style-name="P13">Identificar los elementos en un diagrama de Clases</text:p>
        </text:list-item>
      </text:list>
      <text:p text:style-name="Standard"/>
      <text:p text:style-name="Standard"><text:span text:style-name="T14">Actividad</text:span>:<text:s/>Supermercado</text:p>
      <text:p text:style-name="P15"/>
      <text:p text:style-name="P16">Representa mediante un diagrama de clases la<text:s/>siguiente especificación:<text:s/></text:p>
      <text:list text:style-name="LFO4" text:continue-numbering="true">
        <text:list-item>
          <text:p text:style-name="P17">Un cliente se dirige a un supermercado y adquiere un conjunto de productos.</text:p>
        </text:list-item>
        <text:list-item>
          <text:p text:style-name="P18">El cliente se dirige al cajero para realizar el pago (efectivo, tarjeta de crédito o cheque).</text:p>
        </text:list-item>
        <text:list-item>
          <text:p text:style-name="P19">El cajero cobra los productos adquiridos por el cliente</text:p>
        </text:list-item>
        <text:list-item>
          <text:p text:style-name="P20">El cajero emite la factura al cliente</text:p>
        </text:list-item>
        <text:list-item>
          <text:p text:style-name="P21">La factura está compuesta por un conjunto de productos agregados al detalle de la factura.</text:p>
        </text:list-item>
      </text:list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Default" style:display-name="Default" style:family="paragraph">
      <style:paragraph-properties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DejaVu Sans" style:font-name-complex="Calibri" fo:font-size="11pt" style:font-size-asian="11pt" style:font-size-complex="11pt" fo:language="es" fo:country="VE" style:language-complex="ar" style:country-complex="SA" fo:hyphenate="false"/>
    </style:style>
    <style:style style:name="Párrafodelista" style:display-name="Párrafo de lista" style:family="paragraph" style:parent-style-name="Default">
      <style:text-properties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WW8Num11z0" style:display-name="WW8Num11z0" style:family="text">
      <style:text-properties style:font-name="Courier New" style:font-name-asian="Courier New" style:font-name-complex="Courier New" style:rfc-language-tag="es-ES_tradnl" fo:language="es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Courier New" style:font-name-asian="Courier New" style:font-name-complex="Courier New" fo:font-size="10pt" style:font-size-asian="10pt" style:font-size-complex="10pt" style:rfc-language-tag="es-ES_tradnl" fo:language="es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WW_CharLFO1LVL1" style:family="text">
      <style:text-properties style:font-name="Courier New" style:font-name-complex="Courier New" style:rfc-language-tag="es-ES_tradnl" fo:language="es"/>
    </style:style>
    <style:style style:name="WW_CharLFO1LVL2" style:family="text">
      <style:text-properties style:font-name="Courier New" style:font-name-complex="Courier New" style:rfc-language-tag="es-ES_tradnl" fo:language="e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style:rfc-language-tag="es-ES_tradnl" fo:language="e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style:rfc-language-tag="es-ES_tradnl" fo:language="es"/>
    </style:style>
    <style:style style:name="WW_CharLFO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2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2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T5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8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0.33172in" svg:y="0.06806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</text:span><text:span text:style-name="T5"><text:s/>LA ENERGÍA, LAS INDUSTRIAS Y</text:span></text:p>
        <text:p text:style-name="P6">LOS RECURSOS NATURALES NO RENOVABLES</text:p>
        <text:p text:style-name="P7">Carrera de Ingeniería en Sistemas</text:p>
        <text:p text:style-name="P8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 E N O V O</meta:initial-creator>
    <dc:creator>L E N O V O</dc:creator>
    <meta:creation-date>2022-11-01T01:57:00Z</meta:creation-date>
    <dc:date>2022-11-07T22:09:00Z</dc:date>
    <meta:print-date>2022-10-31T15:27:00Z</meta:print-date>
    <meta:template xlink:href="Normal" xlink:type="simple"/>
    <meta:editing-cycles>6</meta:editing-cycles>
    <meta:editing-duration>PT480S</meta:editing-duration>
    <meta:document-statistic meta:page-count="1" meta:paragraph-count="1" meta:word-count="87" meta:character-count="583" meta:row-count="4" meta:non-whitespace-character-count="497"/>
  </office:meta>
</office:document-meta>
</file>